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 svg:font-family="Symbol"/>
    <style:font-face style:name="Wingdings" svg:font-family="Wingdings"/>
    <style:font-face style:name="Courier New" svg:font-family="'Courier New'" style:font-adornments="Normal" style:font-family-generic="modern"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8528in" fo:margin-left="-0.075in" table:align="left" style:writing-mode="lr-tb"/>
    </style:style>
    <style:style style:name="Table1.A" style:family="table-column">
      <style:table-column-properties style:column-width="1.4993in"/>
    </style:style>
    <style:style style:name="Table1.B" style:family="table-column">
      <style:table-column-properties style:column-width="0.8118in"/>
    </style:style>
    <style:style style:name="Table1.C" style:family="table-column">
      <style:table-column-properties style:column-width="3.4403in"/>
    </style:style>
    <style:style style:name="Table1.D" style:family="table-column">
      <style:table-column-properties style:column-width="1.1007in"/>
    </style:style>
    <style:style style:name="Table1.1" style:family="table-row">
      <style:table-row-properties style:keep-together="true" fo:keep-together="auto"/>
    </style:style>
    <style:style style:name="Table1.A1" style:family="table-cell">
      <style:table-cell-properties style:border-line-width-bottom="0.0007in 0.0139in 0.0007in" fo:padding-left="0.075in" fo:padding-right="0.075in" fo:padding-top="0in" fo:padding-bottom="0in" fo:border-left="0.0208in solid #00000a" fo:border-right="0.0104in solid #00000a" fo:border-top="0.0208in solid #00000a" fo:border-bottom="0.0153in double #00000a"/>
    </style:style>
    <style:style style:name="Table1.B1" style:family="table-cell">
      <style:table-cell-properties style:border-line-width-bottom="0.0007in 0.0139in 0.0007in" fo:padding-left="0.075in" fo:padding-right="0.075in" fo:padding-top="0in" fo:padding-bottom="0in" fo:border-left="0.0104in solid #00000a" fo:border-right="0.0104in solid #00000a" fo:border-top="0.0208in solid #00000a" fo:border-bottom="0.0153in double #00000a"/>
    </style:style>
    <style:style style:name="Table1.D1" style:family="table-cell">
      <style:table-cell-properties style:border-line-width-bottom="0.0007in 0.0139in 0.0007in" fo:padding-left="0.075in" fo:padding-right="0.075in" fo:padding-top="0in" fo:padding-bottom="0in" fo:border-left="0.0104in solid #00000a" fo:border-right="0.0208in solid #00000a" fo:border-top="0.0208in solid #00000a" fo:border-bottom="0.0153in double #00000a"/>
    </style:style>
    <style:style style:name="Table1.A2" style:family="table-cell">
      <style:table-cell-properties fo:padding-left="0.075in" fo:padding-right="0.075in" fo:padding-top="0in" fo:padding-bottom="0in" fo:border-left="0.0208in solid #00000a" fo:border-right="0.0104in solid #00000a" fo:border-top="none" fo:border-bottom="0.0104in solid #00000a"/>
    </style:style>
    <style:style style:name="Table1.B2" style:family="table-cell">
      <style:table-cell-properties fo:padding-left="0.075in" fo:padding-right="0.075in" fo:padding-top="0in" fo:padding-bottom="0in" fo:border-left="0.0104in solid #00000a" fo:border-right="0.0104in solid #00000a" fo:border-top="none" fo:border-bottom="0.0104in solid #00000a"/>
    </style:style>
    <style:style style:name="Table1.D2" style:family="table-cell">
      <style:table-cell-properties fo:padding-left="0.075in" fo:padding-right="0.075in" fo:padding-top="0in" fo:padding-bottom="0in" fo:border-left="0.0104in solid #00000a" fo:border-right="0.0208in solid #00000a" fo:border-top="none" fo:border-bottom="0.0104in solid #00000a"/>
    </style:style>
    <style:style style:name="Table1.A3" style:family="table-cell">
      <style:table-cell-properties fo:padding-left="0.075in" fo:padding-right="0.075in" fo:padding-top="0in" fo:padding-bottom="0in" fo:border-left="0.0208in solid #00000a" fo:border-right="0.0104in solid #00000a" fo:border-top="0.0104in solid #00000a" fo:border-bottom="0.0208in solid #00000a"/>
    </style:style>
    <style:style style:name="Table1.B3" style:family="table-cell">
      <style:table-cell-properties fo:padding-left="0.075in" fo:padding-right="0.075in" fo:padding-top="0in" fo:padding-bottom="0in" fo:border-left="0.0104in solid #00000a" fo:border-right="0.0104in solid #00000a" fo:border-top="0.0104in solid #00000a" fo:border-bottom="0.0208in solid #00000a"/>
    </style:style>
    <style:style style:name="Table1.D3" style:family="table-cell">
      <style:table-cell-properties fo:padding-left="0.075in" fo:padding-right="0.075in" fo:padding-top="0in" fo:padding-bottom="0in" fo:border-left="0.0104in solid #00000a" fo:border-right="0.0208in solid #00000a" fo:border-top="0.0104in solid #00000a" fo:border-bottom="0.0208in solid #00000a"/>
    </style:style>
    <style:style style:name="P1" style:family="paragraph" style:parent-style-name="Standard">
      <style:text-properties fo:language="en" fo:country="IN"/>
    </style:style>
    <style:style style:name="P2" style:family="paragraph" style:parent-style-name="Standard">
      <style:text-properties fo:language="en" fo:country="IN" fo:font-weight="bold" style:font-weight-asian="bold"/>
    </style:style>
    <style:style style:name="P3" style:family="paragraph" style:parent-style-name="Standard">
      <style:text-properties style:font-name="Times New Roman" fo:language="en" fo:country="IN" fo:font-weight="bold" style:font-weight-asian="bold"/>
    </style:style>
    <style:style style:name="P4" style:family="paragraph" style:parent-style-name="Standard" style:master-page-name="Standard">
      <style:paragraph-properties style:page-number="auto"/>
      <style:text-properties fo:font-weight="bold" style:font-weight-asian="bold"/>
    </style:style>
    <style:style style:name="P5" style:family="paragraph" style:parent-style-name="Standard">
      <style:paragraph-properties fo:margin-top="0.028in" fo:margin-bottom="0.028in"/>
    </style:style>
    <style:style style:name="P6" style:family="paragraph" style:parent-style-name="Standard">
      <style:paragraph-properties fo:margin-top="0.028in" fo:margin-bottom="0.028in"/>
      <style:text-properties fo:language="en" fo:country="IN"/>
    </style:style>
    <style:style style:name="P7" style:family="paragraph" style:parent-style-name="Heading_20_1" style:master-page-name="Converted2">
      <style:paragraph-properties style:page-number="auto"/>
    </style:style>
    <style:style style:name="P8" style:family="paragraph" style:parent-style-name="TOCEntry" style:master-page-name="Converted1">
      <style:paragraph-properties style:page-number="auto"/>
    </style:style>
    <style:style style:name="P9" style:family="paragraph" style:parent-style-name="Footer">
      <style:paragraph-properties fo:text-align="center" style:justify-single-word="false"/>
    </style:style>
    <style:style style:name="P10" style:family="paragraph" style:parent-style-name="Header">
      <style:paragraph-properties>
        <style:tab-stops>
          <style:tab-stop style:position="3.25in" style:type="center"/>
          <style:tab-stop style:position="6.6874in" style:type="right"/>
        </style:tab-stops>
      </style:paragraph-properties>
    </style:style>
    <style:style style:name="P11" style:family="paragraph" style:parent-style-name="Contents_20_1">
      <style:paragraph-properties>
        <style:tab-stops>
          <style:tab-stop style:position="6.5in" style:type="right" style:leader-style="dotted" style:leader-text="."/>
        </style:tab-stops>
      </style:paragraph-properties>
    </style:style>
    <style:style style:name="P12" style:family="paragraph" style:parent-style-name="Contents_20_2">
      <style:paragraph-properties>
        <style:tab-stops>
          <style:tab-stop style:position="6.5in" style:type="right" style:leader-style="dotted" style:leader-text="."/>
        </style:tab-stops>
      </style:paragraph-properties>
    </style:style>
    <style:style style:name="P13" style:family="paragraph" style:parent-style-name="Title">
      <style:paragraph-properties fo:margin-top="0in" fo:margin-bottom="0.278in"/>
    </style:style>
    <style:style style:name="P14" style:family="paragraph" style:parent-style-name="template" style:list-style-name="WWNum2"/>
    <style:style style:name="P15" style:family="paragraph" style:parent-style-name="template" style:list-style-name="WWNum3"/>
    <style:style style:name="P16" style:family="paragraph" style:parent-style-name="level_20_3_20_text" style:list-style-name="">
      <style:paragraph-properties fo:margin-left="0.9374in" fo:margin-right="0in" fo:text-indent="-0.4972in" style:auto-text-indent="false"/>
    </style:style>
    <style:style style:name="P17" style:family="paragraph" style:parent-style-name="level_20_3_20_text" style:list-style-name="">
      <style:paragraph-properties fo:margin-left="0.9374in" fo:margin-right="0in" fo:text-indent="-0.4972in" style:auto-text-indent="false"/>
      <style:text-properties fo:language="en" fo:country="IN"/>
    </style:style>
    <style:style style:name="P18" style:family="paragraph" style:parent-style-name="level_20_3_20_text" style:list-style-name="">
      <style:paragraph-properties fo:margin-left="0.9374in" fo:margin-right="0in" fo:text-indent="-0.4972in" style:auto-text-indent="false"/>
      <style:text-properties style:font-name="Times New Roman" fo:language="en" fo:country="IN"/>
    </style:style>
    <style:style style:name="T1" style:family="text">
      <style:text-properties fo:font-weight="bold" style:font-weight-asian="bold"/>
    </style:style>
    <style:style style:name="T2" style:family="text">
      <style:text-properties fo:language="en" fo:country="IN"/>
    </style:style>
    <style:style style:name="T3" style:family="text">
      <style:text-properties fo:language="en" fo:country="IN" fo:font-weight="bold" style:font-weight-asian="bold"/>
    </style:style>
    <style:style style:name="T4" style:family="text">
      <style:text-properties fo:language="en" fo:country="IN" style:font-name-complex="Arial2"/>
    </style:style>
    <style:style style:name="T5" style:family="text">
      <style:text-properties fo:language="en" fo:country="IN" fo:font-style="italic" style:font-style-asian="italic"/>
    </style:style>
    <style:style style:name="T6" style:family="text">
      <style:text-properties fo:font-size="20pt" fo:language="en" fo:country="IN" style:font-size-asian="20pt"/>
    </style:style>
    <style:style style:name="T7" style:family="text">
      <style:text-properties fo:color="#0000ff" style:font-name="Arial1" style:font-name-complex="Arial2"/>
    </style:style>
    <style:style style:name="T8" style:family="text">
      <style:text-properties style:font-name="Arial1" style:font-name-complex="Arial2"/>
    </style:style>
    <style:style style:name="T9" style:family="text">
      <style:text-properties fo:font-size="12pt" style:font-size-asian="12pt"/>
    </style:style>
    <style:style style:name="T10" style:family="text">
      <style:text-properties style:font-name="Times New Roman" fo:language="en" fo:country="IN"/>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text:anchor-type="paragraph" svg:x="-0.0929in" svg:y="-0.572in" svg:width="6.9165in" svg:height="0.8228in" draw:z-index="0"><draw:text-box><text:p text:style-name="Standard"><text:span text:style-name="T1">NOTE: This template is shareware downloaded from </text:span><text:a xlink:type="simple" xlink:href="http://www.processimpact.com"><text:span text:style-name="T1">www.processimpact.com</text:span></text:a><text:span text:style-name="T1">. All shareware payments are donated to the Norm Kerth Benefit Fund to help a consultant who is disabled with a brain injury. Please visit </text:span><text:a xlink:type="simple" xlink:href="http://www.processimpact.com/norm_kerth.html"><text:span text:style-name="T1">http://www.processimpact.com/norm_kerth.html</text:span></text:a><text:span text:style-name="T1"> to make a shareware payment ($10 suggested). Thank you!</text:span></text:p><text:p text:style-name="Frame_20_contents"/></draw:text-box></draw:frame></text:p>
      <text:p text:style-name="Title"><text:span text:style-name="T2">Software Requirements Specification</text:span></text:p>
      <text:p text:style-name="P13"><text:span text:style-name="T6">for</text:span></text:p>
      <text:p text:style-name="Title"><text:span text:style-name="T2">Automatic Routine Management System</text:span></text:p>
      <text:p text:style-name="ByLine"><text:span text:style-name="T2">Version 1.0 approved</text:span></text:p>
      <text:p text:style-name="ByLine"><text:span text:style-name="T2">Prepared by Vikraman Choudhury</text:span></text:p>
      <text:p text:style-name="ByLine"><text:span text:style-name="T2">&lt;organization&gt;</text:span></text:p>
      <text:p text:style-name="Standard"><draw:frame draw:style-name="fr1" text:anchor-type="paragraph" svg:x="-0.0307in" svg:y="0.9543in" svg:width="6.9063in" svg:height="1.052in" draw:z-index="1"><draw:text-box><text:p text:style-name="Standard"><text:span text:style-name="T7">eLearning versions of several popular Process Impact training seminars are available at </text:span><text:a xlink:type="simple" xlink:href="http://www.processimpact.com/elearning.shtml"><text:span text:style-name="T8">www.processimpact.com/elearning.shtml</text:span></text:a><text:span text:style-name="T7">, including “In Search of Excellent Requirements,” “Exploring User Requirements with Use Cases,” “Writing High-Quality Requirements,” “Software Inspections and Peer Reviews,” and “Project Management Best Practices”. Single-user and corporate-wide site licenses are both available.</text:span></text:p><text:p text:style-name="Frame_20_contents"/></draw:text-box></draw:frame><text:span text:style-name="T2">&lt;date created&gt;</text:span></text:p>
      <text:p text:style-name="P8"><text:bookmark-start text:name="_Toc26969053"/><text:bookmark text:name="_Toc346509227"/><text:bookmark text:name="_Toc346508952"/><text:bookmark text:name="_Toc346508722"/><text:bookmark text:name="_Toc344879822"/><text:bookmark text:name="_Toc344877432"/><text:span text:style-name="T2">Table of Contents</text:span><text:bookmark-end text:name="_Toc26969053"/></text:p>
      <text:table-of-content text:style-name="Sect1" text:protected="true" text:name="Table of Contents1">
        <text:table-of-content-source text:outline-level="3"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OCentry"/>
          </text:index-source-styles>
        </text:table-of-content-source>
        <text:index-body>
          <text:p text:style-name="P11">1.Introduction<text:tab/>3</text:p>
          <text:p text:style-name="P12">1.1Purpose <text:tab/>3</text:p>
          <text:p text:style-name="P12">1.2Document Conventions<text:tab/>3</text:p>
          <text:p text:style-name="P12">1.3Intended Audience and Reading Suggestions<text:tab/>3</text:p>
          <text:p text:style-name="P12">1.4Project Scope<text:tab/>3</text:p>
          <text:p text:style-name="P12">1.5References<text:tab/>3</text:p>
          <text:p text:style-name="P11">2.Overall Description<text:tab/>3</text:p>
          <text:p text:style-name="P12">2.1Product Perspective<text:tab/>3</text:p>
          <text:p text:style-name="P12">2.2Product Features<text:tab/>3</text:p>
          <text:p text:style-name="P12">2.3User Classes and Characteristics<text:tab/>3</text:p>
          <text:p text:style-name="P12">2.4Operating Environment<text:tab/>3</text:p>
          <text:p text:style-name="P12">2.5Design and Implementation Constraints<text:tab/>3</text:p>
          <text:p text:style-name="P12">2.6User Documentation<text:tab/>4</text:p>
          <text:p text:style-name="P12">2.7Assumptions and Dependencies<text:tab/>4</text:p>
          <text:p text:style-name="P11">3.System Features<text:tab/>4</text:p>
          <text:p text:style-name="P12">3.1System Feature 1<text:tab/>4</text:p>
          <text:p text:style-name="P12">3.2System Feature 2 (and so on)<text:tab/>4</text:p>
          <text:p text:style-name="P11">4.External Interface Requirements<text:tab/>4</text:p>
          <text:p text:style-name="P12">4.1User Interfaces<text:tab/>4</text:p>
          <text:p text:style-name="P12">4.2Hardware Interfaces<text:tab/>4</text:p>
          <text:p text:style-name="P12">4.3Software Interfaces<text:tab/>5</text:p>
          <text:p text:style-name="P12">4.4Communications Interfaces<text:tab/>5</text:p>
          <text:p text:style-name="P11">5.Other Nonfunctional Requirements<text:tab/>5</text:p>
          <text:p text:style-name="P12">5.1Performance Requirements<text:tab/>5</text:p>
          <text:p text:style-name="P12">5.2Safety Requirements<text:tab/>5</text:p>
          <text:p text:style-name="P12">5.3Security Requirements<text:tab/>5</text:p>
          <text:p text:style-name="P12">5.4Software Quality Attributes<text:tab/>5</text:p>
          <text:p text:style-name="P11">6.Other Requirements<text:tab/>5</text:p>
        </text:index-body>
      </text:table-of-content>
      <text:p text:style-name="P3"/>
      <text:p text:style-name="P3"/>
      <text:p text:style-name="TOCEntry"><text:bookmark-start text:name="_Toc26969054"/><text:span text:style-name="T2">Revision History</text:span><text:bookmark-end text:name="_Toc26969054"/></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text:span text:style-name="T3">Name</text:span></text:p>
          </table:table-cell>
          <table:table-cell table:style-name="Table1.B1" office:value-type="string">
            <text:p text:style-name="P5"><text:span text:style-name="T3">Date</text:span></text:p>
          </table:table-cell>
          <table:table-cell table:style-name="Table1.B1" office:value-type="string">
            <text:p text:style-name="P5"><text:span text:style-name="T3">Reason For Changes</text:span></text:p>
          </table:table-cell>
          <table:table-cell table:style-name="Table1.D1" office:value-type="string">
            <text:p text:style-name="P5"><text:span text:style-name="T3">Version</text:span></text:p>
          </table:table-cell>
        </table:table-row>
        <table:table-row table:style-name="Table1.1">
          <table:table-cell table:style-name="Table1.A2" office:value-type="string">
            <text:p text:style-name="P6"/>
          </table:table-cell>
          <table:table-cell table:style-name="Table1.B2" office:value-type="string">
            <text:p text:style-name="P6"/>
          </table:table-cell>
          <table:table-cell table:style-name="Table1.B2" office:value-type="string">
            <text:p text:style-name="P6"/>
          </table:table-cell>
          <table:table-cell table:style-name="Table1.D2" office:value-type="string">
            <text:p text:style-name="P6"/>
          </table:table-cell>
        </table:table-row>
        <table:table-row table:style-name="Table1.1">
          <table:table-cell table:style-name="Table1.A3" office:value-type="string">
            <text:p text:style-name="P6"/>
          </table:table-cell>
          <table:table-cell table:style-name="Table1.B3" office:value-type="string">
            <text:p text:style-name="P6"/>
          </table:table-cell>
          <table:table-cell table:style-name="Table1.B3" office:value-type="string">
            <text:p text:style-name="P6"/>
          </table:table-cell>
          <table:table-cell table:style-name="Table1.D3" office:value-type="string">
            <text:p text:style-name="P6"/>
          </table:table-cell>
        </table:table-row>
      </table:table>
      <text:p text:style-name="P2"/>
      <text:p text:style-name="P1"/>
      <text:p text:style-name="Footer"/>
      <text:h text:style-name="P7" text:outline-level="1"><text:bookmark-start text:name="_Toc26969055"/><text:bookmark-start text:name="_Toc439994665"/><text:span text:style-name="T2">Introduction</text:span><text:bookmark-end text:name="_Toc26969055"/><text:bookmark-end text:name="_Toc439994665"/></text:h>
      <text:h text:style-name="Heading_20_2" text:outline-level="2"><text:bookmark-start text:name="_Toc26969056"/><text:bookmark-start text:name="_Toc439994667"/><text:span text:style-name="T2">Purpose</text:span><text:bookmark-end text:name="_Toc26969056"/><text:bookmark-end text:name="_Toc439994667"/><text:span text:style-name="T2"> </text:span></text:h>
      <text:p text:style-name="template"><text:span text:style-name="T2">&lt;Identify the product whose software requirements are specified in this document, including the revision or release number. Describe the scope of the product that is covered by this SRS, particularly if this SRS describes only part of the system or a single subsystem.&gt;</text:span></text:p>
      <text:h text:style-name="Heading_20_2" text:outline-level="2"><text:bookmark-start text:name="_Toc26969057"/><text:bookmark-start text:name="_Toc439994668"/><text:span text:style-name="T2">Document Conventions</text:span><text:bookmark-end text:name="_Toc26969057"/><text:bookmark-end text:name="_Toc439994668"/></text:h>
      <text:p text:style-name="template"><text:span text:style-name="T2">&lt;Describe any standards or typographical conventions that were followed when writing this SRS, such as fonts or highlighting that have special significance. For example, state whether priorities <text:s/>for higher-level requirements are assumed to be inherited by detailed requirements, or whether every requirement statement is to have its own priority.&gt;</text:span></text:p>
      <text:h text:style-name="Heading_20_2" text:outline-level="2"><text:bookmark-start text:name="_Toc26969058"/><text:bookmark-start text:name="_Toc439994669"/><text:span text:style-name="T2">Intended Audience and Reading Suggestions</text:span><text:bookmark-end text:name="_Toc26969058"/><text:bookmark-end text:name="_Toc439994669"/></text:h>
      <text:p text:style-name="template"><text:span text:style-name="T2">&lt;Describe the different types of reader that the document is intended for, such as developers, project managers, marketing staff, users, testers, and documentation writers. Describe what the rest of this SRS contains and how it is organized. Suggest a sequence for reading the document, beginning with the overview sections and proceeding through the sections that are most pertinent to each reader type.&gt;</text:span></text:p>
      <text:h text:style-name="Heading_20_2" text:outline-level="2"><text:bookmark-start text:name="_Toc26969059"/><text:bookmark-start text:name="_Toc439994670"/><text:span text:style-name="T2">Project Scope</text:span><text:bookmark-end text:name="_Toc26969059"/><text:bookmark-end text:name="_Toc439994670"/></text:h>
      <text:p text:style-name="template"><text:span text:style-name="T2">&lt;Provide a short description of the software being specified and its purpose, including relevant benefits, objectives, and goals. Relate the software to corporate goals or business strategies. If a separate vision and scope document is available, refer to it rather than duplicating its contents here. An SRS that specifies the next release of an evolving product should contain its own scope statement as a subset of the long-term strategic product vision.&gt;</text:span></text:p>
      <text:h text:style-name="Heading_20_2" text:outline-level="2"><text:bookmark-start text:name="_Toc26969060"/><text:bookmark-start text:name="_Toc439994672"/><text:span text:style-name="T2">References</text:span><text:bookmark-end text:name="_Toc26969060"/><text:bookmark-end text:name="_Toc439994672"/></text:h>
      <text:p text:style-name="template"><text:span text:style-name="T2">&lt;List any other documents or Web addresses to which this SRS refers. These may include user interface style guides, contracts, standards, system requirements specifications, use case documents, or a vision and scope document. Provide enough information so that the reader could access a copy of each reference, including title, author, version number, date, and source or location.&gt;</text:span></text:p>
      <text:h text:style-name="Heading_20_1" text:outline-level="1"><text:bookmark-start text:name="_Toc26969061"/><text:bookmark-start text:name="_Toc439994673"/><text:soft-page-break/><text:span text:style-name="T2">Overall Description</text:span><text:bookmark-end text:name="_Toc26969061"/><text:bookmark-end text:name="_Toc439994673"/></text:h>
      <text:h text:style-name="Heading_20_2" text:outline-level="2"><text:bookmark-start text:name="_Toc26969062"/><text:bookmark-start text:name="_Toc439994674"/><text:span text:style-name="T2">Product Perspective</text:span><text:bookmark-end text:name="_Toc26969062"/><text:bookmark-end text:name="_Toc439994674"/></text:h>
      <text:p text:style-name="template"><text:span text:style-name="T2">The Automatic Routine Management System is an innovative software product that generates a possible solution to the problem of assigning subjects to teachers in an educational institution.</text:span></text:p>
      <text:h text:style-name="Heading_20_2" text:outline-level="2"><text:bookmark-start text:name="_Toc26969063"/><text:bookmark-start text:name="_Toc439994675"/><text:span text:style-name="T2">Product </text:span><text:bookmark-end text:name="_Toc439994675"/><text:span text:style-name="T2">Features</text:span><text:bookmark-end text:name="_Toc26969063"/></text:h>
      <text:list xml:id="list2033968313" text:style-name="WWNum2">
        <text:list-item>
          <text:p text:style-name="P14"><text:span text:style-name="T2">List of subjects and teachers available to be entered by administrator</text:span></text:p>
        </text:list-item>
        <text:list-item>
          <text:p text:style-name="P14"><text:span text:style-name="T2">Teachers’ preference to be entered by teachers</text:span></text:p>
        </text:list-item>
        <text:list-item>
          <text:p text:style-name="P14"><text:span text:style-name="T2">Optimized solution generated by software</text:span></text:p>
        </text:list-item>
        <text:list-item>
          <text:p text:style-name="P14"><text:span text:style-name="T2">Formatted output viewable by user</text:span></text:p>
        </text:list-item>
      </text:list>
      <text:h text:style-name="Heading_20_2" text:outline-level="2"><text:bookmark-start text:name="_Toc26969064"/><text:bookmark-start text:name="_Toc439994676"/><text:span text:style-name="T2">User Classes and Characteristics</text:span><text:bookmark-end text:name="_Toc26969064"/><text:bookmark-end text:name="_Toc439994676"/></text:h>
      <text:list xml:id="list1275898430" text:style-name="WWNum3">
        <text:list-item>
          <text:p text:style-name="P15"><text:span text:style-name="T2">Administrator : Enumerate the list of teachers and subjects</text:span></text:p>
        </text:list-item>
        <text:list-item>
          <text:p text:style-name="P15"><text:span text:style-name="T2">Teacher : Input preference</text:span></text:p>
        </text:list-item>
        <text:list-item>
          <text:p text:style-name="P15"><text:span text:style-name="T2">User : View assignment of subjects to teachers</text:span></text:p>
        </text:list-item>
      </text:list>
      <text:h text:style-name="Heading_20_2" text:outline-level="2"><text:bookmark-start text:name="_Toc26969065"/><text:bookmark-start text:name="_Toc439994677"/><text:span text:style-name="T2">Operating Environment</text:span><text:bookmark-end text:name="_Toc26969065"/><text:bookmark-end text:name="_Toc439994677"/></text:h>
      <text:p text:style-name="template"><text:span text:style-name="T2">The software is distributed as JAVA</text:span><text:span text:style-name="T4">™</text:span><text:span text:style-name="T2"> jar file which is a platform independent executable and can be executed on all platforms which have the JRE (JAVA</text:span><text:span text:style-name="T4">™ runtime environment) installed with the AWT class library. The graphical user interface of the application will be displayed in the respective windowing subsystem used by the operating system.</text:span></text:p>
      <text:h text:style-name="Heading_20_2" text:outline-level="2"><text:bookmark-start text:name="_Toc26969066"/><text:bookmark-start text:name="_Toc439994678"/><text:span text:style-name="T2">Design and Implementation Constraints</text:span><text:bookmark-end text:name="_Toc26969066"/><text:bookmark-end text:name="_Toc439994678"/></text:h>
      <text:p text:style-name="template"><text:span text:style-name="T2">None</text:span></text:p>
      <text:h text:style-name="Heading_20_2" text:outline-level="2"><text:bookmark-start text:name="_Toc26969067"/><text:bookmark-start text:name="_Toc439994679"/><text:span text:style-name="T2">User Documentation</text:span><text:bookmark-end text:name="_Toc26969067"/><text:bookmark-end text:name="_Toc439994679"/></text:h>
      <text:p text:style-name="template"><text:span text:style-name="T2">Available online at : </text:span><text:a xlink:type="simple" xlink:href="http://github.com/vh4x0r/ARMS/">http://github.com/vh4x0r/ARMS/</text:a></text:p>
      <text:p text:style-name="template"><text:span text:style-name="T2">Also available offline from the Help menu within the application.</text:span></text:p>
      <text:h text:style-name="Heading_20_2" text:outline-level="2"><text:bookmark-start text:name="_Toc26969068"/><text:bookmark-start text:name="_Toc439994680"/><text:span text:style-name="T2">Assumptions and Dependencies</text:span><text:bookmark-end text:name="_Toc26969068"/><text:bookmark-end text:name="_Toc439994680"/></text:h>
      <text:p text:style-name="template"><text:span text:style-name="T2">None</text:span></text:p>
      <text:h text:style-name="Heading_20_1" text:outline-level="1"><text:bookmark-start text:name="_Toc439994682"/><text:bookmark-start text:name="_Toc26969069"/><text:bookmark-start text:name="_Toc439994687"/><text:span text:style-name="T2">System Features</text:span><text:bookmark-end text:name="_Toc26969069"/><text:bookmark-end text:name="_Toc439994687"/></text:h>
      <text:p text:style-name="template"><text:span text:style-name="T2">&lt;This template illustrates organizing the functional requirements for the product by system features, the major services provided by the product. You may prefer to organize this section by use case, </text:span><text:soft-page-break/><text:span text:style-name="T2">mode of operation, user class, object class, functional hierarchy, or combinations of these, whatever makes the most logical sense for your product.&gt;</text:span></text:p>
      <text:h text:style-name="Heading_20_2" text:outline-level="2"><text:bookmark-start text:name="_Toc26969070"/><text:bookmark-start text:name="_Toc439994688"/><text:span text:style-name="T2">System Feature 1</text:span><text:bookmark-end text:name="_Toc26969070"/><text:bookmark-end text:name="_Toc439994688"/></text:h>
      <text:p text:style-name="template"><text:span text:style-name="T2">&lt;Don’t really say “System Feature 1.” State the feature name in just a few words.&gt;</text:span></text:p>
      <text:p text:style-name="level_20_4"><text:span text:style-name="T2">3.1.1<text:tab/>Description and Priority</text:span></text:p>
      <text:p text:style-name="P16"><text:span text:style-name="T2">&lt;Provide a short description of the feature and indicate whether it is of High, Medium, or Low priority. You could also include specific priority component ratings, such as benefit, penalty, cost, and risk (each rated on a relative scale from a low of 1 to a high of 9).&gt;</text:span></text:p>
      <text:p text:style-name="level_20_4"><text:span text:style-name="T2">3.1.2<text:tab/>Stimulus/Response Sequences</text:span></text:p>
      <text:p text:style-name="P16"><text:span text:style-name="T2">&lt;List the sequences of user actions and system responses that stimulate the behavior defined for this feature. These will correspond to the dialog elements associated with use cases.&gt;</text:span></text:p>
      <text:p text:style-name="level_20_4"><text:span text:style-name="T2">3.1.3<text:tab/>Functional Requirements</text:span></text:p>
      <text:p text:style-name="P16"><text:span text:style-name="T2">&lt;Itemize the detailed functional requirements associated with this feature. These are the software capabilities that must be present in order for the user to carry out the services provided by the feature, or to execute the use case. Include how the product should respond to anticipated error conditions or invalid inputs. Requirements should be concise, complete, unambiguous, verifiable, and necessary. Use “TBD” as a placeholder to indicate when necessary information is not yet available.&gt;</text:span></text:p>
      <text:p text:style-name="P17"/>
      <text:p text:style-name="P16"><text:span text:style-name="T2">&lt;Each requirement should be uniquely identified with a sequence number or a meaningful tag of some kind.&gt;</text:span></text:p>
      <text:p text:style-name="P18"/>
      <text:p text:style-name="requirement"><text:span text:style-name="T2">REQ-1:<text:tab/></text:span></text:p>
      <text:p text:style-name="requirement"><text:span text:style-name="T2">REQ-2:<text:tab/></text:span></text:p>
      <text:h text:style-name="Heading_20_2" text:outline-level="2"><text:bookmark-start text:name="_Toc26969071"/><text:bookmark-start text:name="_Toc439994689"/><text:span text:style-name="T2">System Feature 2 (and so on)</text:span><text:bookmark-end text:name="_Toc26969071"/><text:bookmark-end text:name="_Toc439994689"/></text:h>
      <text:h text:style-name="Heading_20_1" text:outline-level="1"><text:bookmark-start text:name="_Toc26969072"/><text:span text:style-name="T2">External Interface Requirements</text:span><text:bookmark-end text:name="_Toc439994682"/><text:bookmark-end text:name="_Toc26969072"/></text:h>
      <text:h text:style-name="Heading_20_2" text:outline-level="2"><text:bookmark-start text:name="_Toc26969073"/><text:span text:style-name="T2">User Interfaces</text:span><text:bookmark-end text:name="_Toc26969073"/></text:h>
      <text:p text:style-name="template"><text:span text:style-name="T2">&lt;Describe the logical characteristics of each interface between the software product and the users. This may include sample screen images, any GUI standards or product family style guides that are to be followed, screen layout constraints, standard buttons and functions (e.g., help) that will appear on every screen, keyboard shortcuts, error message display standards, and so on. Define the software components for which a user interface is needed. Details of the user interface design should be documented in a separate user interface specification.&gt;</text:span></text:p>
      <text:h text:style-name="Heading_20_2" text:outline-level="2"><text:bookmark-start text:name="_Toc26969074"/><text:bookmark-start text:name="_Toc439994684"/><text:span text:style-name="T2">Hardware Interfaces</text:span><text:bookmark-end text:name="_Toc26969074"/><text:bookmark-end text:name="_Toc439994684"/></text:h>
      <text:p text:style-name="template"><text:span text:style-name="T2">&lt;Describe the logical and physical characteristics of each interface between the software product and the hardware components of the system. This may include the supported device types, the nature of the data and control interactions between the software and the hardware, and communication protocols to be used.&gt;</text:span></text:p>
      <text:h text:style-name="Heading_20_2" text:outline-level="2"><text:bookmark-start text:name="_Toc26969075"/><text:bookmark-start text:name="_Toc439994685"/><text:soft-page-break/><text:span text:style-name="T2">Software Interfaces</text:span><text:bookmark-end text:name="_Toc26969075"/><text:bookmark-end text:name="_Toc439994685"/></text:h>
      <text:p text:style-name="template"><text:span text:style-name="T2">&lt;Describe the connections between this product and other specific software components (name and version), including databases, operating systems, tools, libraries, and integrated commercial components. Identify the data items or messages coming into the system and going out and describe the purpose of each. Describe the services needed and the nature of communications. Refer to documents that describe detailed application programming interface protocols. Identify data that will be shared across software components. If the data sharing mechanism must be implemented in a specific way (for example, use of a global data area in a multitasking operating system), specify this as an implementation constraint.&gt;</text:span></text:p>
      <text:h text:style-name="Heading_20_2" text:outline-level="2"><text:bookmark-start text:name="_Toc26969076"/><text:bookmark-start text:name="_Toc439994686"/><text:span text:style-name="T2">Communications Interfaces</text:span><text:bookmark-end text:name="_Toc26969076"/><text:bookmark-end text:name="_Toc439994686"/></text:h>
      <text:p text:style-name="template"><text:span text:style-name="T2">&lt;Describe the requirements associated with any communications functions required by this product, including e-mail, web browser, network server communications protocols, electronic forms, and so on. Define any pertinent message formatting. Identify any communication standards that will be used, such as FTP or HTTP. Specify any communication security or encryption issues, data transfer rates, and synchronization mechanisms.&gt;</text:span></text:p>
      <text:h text:style-name="Heading_20_1" text:outline-level="1"><text:bookmark-start text:name="_Toc439994690"/><text:bookmark-start text:name="_Toc26969077"/><text:span text:style-name="T2">Other Nonfunctional Requirements</text:span><text:bookmark-end text:name="_Toc26969077"/></text:h>
      <text:h text:style-name="Heading_20_2" text:outline-level="2"><text:bookmark-start text:name="_Toc26969078"/><text:span text:style-name="T2">Performance Requirements</text:span><text:bookmark-end text:name="_Toc439994690"/><text:bookmark-end text:name="_Toc26969078"/></text:h>
      <text:p text:style-name="template"><text:span text:style-name="T2">&lt;If there are performance requirements for the product under various circumstances, state them here and explain their rationale, to help the developers understand the intent and make suitable design choices. Specify the timing relationships for real time systems. Make such requirements as specific as possible. You may need to state performance requirements for individual functional requirements or features.&gt;</text:span></text:p>
      <text:h text:style-name="Heading_20_2" text:outline-level="2"><text:bookmark-start text:name="_Toc26969079"/><text:bookmark-start text:name="_Toc439994691"/><text:span text:style-name="T2">Safety Requirements</text:span><text:bookmark-end text:name="_Toc26969079"/><text:bookmark-end text:name="_Toc439994691"/></text:h>
      <text:p text:style-name="template"><text:span text:style-name="T2">&lt;Specify those requirements that are concerned with possible loss, damage, or harm that could result from the use of the product. Define any safeguards or actions that must be taken, as well as actions that must be prevented. Refer to any external policies or regulations that state safety issues that affect the product’s design or use. Define any safety certifications that must be satisfied.&gt;</text:span></text:p>
      <text:h text:style-name="Heading_20_2" text:outline-level="2"><text:bookmark-start text:name="_Toc26969080"/><text:bookmark-start text:name="_Toc439994692"/><text:span text:style-name="T2">Security Requirements</text:span><text:bookmark-end text:name="_Toc26969080"/><text:bookmark-end text:name="_Toc439994692"/></text:h>
      <text:p text:style-name="template"><text:span text:style-name="T2">&lt;Specify any requirements regarding security or privacy issues surrounding use of the product or protection of the data used or created by the product. Define any user identity authentication requirements. Refer to any external policies or regulations containing security issues that affect the product. Define any security or privacy certifications that must be satisfied.&gt;</text:span></text:p>
      <text:h text:style-name="Heading_20_2" text:outline-level="2"><text:bookmark-start text:name="_Toc26969081"/><text:bookmark-start text:name="_Toc439994693"/><text:span text:style-name="T2">Software Quality Attributes</text:span><text:bookmark-end text:name="_Toc26969081"/><text:bookmark-end text:name="_Toc439994693"/></text:h>
      <text:p text:style-name="template"><text:span text:style-name="T2">&lt;Specify any additional quality characteristics for the product that will be important to either the customers or the developers. Some to consider are: adaptability, availability, correctness, flexibility, </text:span><text:soft-page-break/><text:span text:style-name="T2">interoperability, maintainability, portability, reliability, reusability, robustness, testability, and usability. Write these to be specific, quantitative, and verifiable when possible. At the least, clarify the relative preferences for various attributes, such as ease of use over ease of learning.&gt;</text:span></text:p>
      <text:h text:style-name="Heading_20_1" text:outline-level="1"><text:bookmark-start text:name="_Toc26969082"/><text:bookmark-start text:name="_Toc439994695"/><text:span text:style-name="T2">Other Requirements</text:span><text:bookmark-end text:name="_Toc26969082"/><text:bookmark-end text:name="_Toc439994695"/></text:h>
      <text:p text:style-name="template"><text:span text:style-name="T2">&lt;Define any other requirements not covered elsewhere in the SRS. This might include database requirements, internationalization requirements, legal requirements, reuse objectives for the project, and so on. Add any new sections that are pertinent to the project.&gt;</text:span></text:p>
      <text:p text:style-name="TOCEntry"><text:bookmark-start text:name="_Toc26969083"/><text:bookmark-start text:name="_Toc439994696"/><text:span text:style-name="T2">Appendix A: Glossary</text:span><text:bookmark-end text:name="_Toc26969083"/><text:bookmark-end text:name="_Toc439994696"/></text:p>
      <text:p text:style-name="template"><text:span text:style-name="T2">&lt;Define all the terms necessary to properly interpret the SRS, including acronyms and abbreviations. You may wish to build a separate glossary that spans multiple projects or the entire organization, and just include terms specific to a single project in each SRS.&gt;</text:span></text:p>
      <text:p text:style-name="TOCEntry"><text:bookmark-start text:name="_Toc26969084"/><text:bookmark-start text:name="_Toc439994697"/><text:span text:style-name="T2">Appendix B: Analysis Models</text:span><text:bookmark-end text:name="_Toc26969084"/><text:bookmark-end text:name="_Toc439994697"/></text:p>
      <text:p text:style-name="template"><text:span text:style-name="T2">&lt;Optionally, include any pertinent analysis models, such as data flow diagrams, class diagrams, state-transition diagrams, or entity-relationship diagrams</text:span><text:span text:style-name="T5">.&gt;</text:span></text:p>
      <text:p text:style-name="TOCEntry"><text:bookmark-start text:name="_Toc26969085"/><text:bookmark-start text:name="_Toc439994698"/><text:span text:style-name="T2">Appendix C: Issues List</text:span><text:bookmark-end text:name="_Toc26969085"/><text:bookmark-end text:name="_Toc439994698"/></text:p>
      <text:p text:style-name="template"><text:span text:style-name="T2">&lt; This is a dynamic list of the open requirements issues that remain to be resolved, including TBDs, pending decisions, information that is needed, conflicts awaiting resolution, and the like.&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ce style:name="Wingdings" svg:font-family="Wingdings"/>
    <style:font-face style:name="Courier New" svg:font-family="'Courier New'" style:font-adornments="Normal" style:font-family-generic="modern"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IN" style:letter-kerning="true" style:font-size-asian="10pt" style:language-asian="en" style:country-asian="I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en" fo:country="IN" style:letter-kerning="true" style:font-name-asian="Times New Roman1" style:font-size-asian="10pt" style:language-asian="en" style:country-asian="IN"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0.1665in" fo:orphans="2" fo:widows="2" style:writing-mode="lr-tb"/>
      <style:text-properties style:use-window-font-color="true" style:font-name="Times" fo:font-size="12pt" fo:language="en" fo:country="US" style:font-size-asian="12pt" style:language-asian="en" style:country-asian="U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Text_20_body" style:default-outline-level="1" style:class="text">
      <style:paragraph-properties fo:margin-top="0.3335in" fo:margin-bottom="0.1665in" style:line-height-at-least="0.1665in"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Text_20_body" style:default-outline-level="2" style:class="text">
      <style:paragraph-properties fo:margin-top="0.1945in" fo:margin-bottom="0.1945in" style:line-height-at-least="0.1665in" fo:keep-with-next="always"/>
      <style:text-properties fo:font-size="14pt" fo:font-weight="bold" style:font-size-asian="14pt" style:font-weight-asian="bold"/>
    </style:style>
    <style:style style:name="Heading_20_3" style:display-name="Heading 3" style:family="paragraph" style:parent-style-name="Standard" style:next-style-name="Text_20_body" style:default-outline-level="3" style:class="text">
      <style:paragraph-properties fo:margin-top="0.1665in" fo:margin-bottom="0.1665in"/>
      <style:text-properties fo:font-weight="bold" style:font-weight-asian="bold"/>
    </style:style>
    <style:style style:name="Heading_20_4" style:display-name="Heading 4" style:family="paragraph" style:parent-style-name="Standard" style:next-style-name="Text_20_body" style:default-outline-level="4" style:class="text">
      <style:paragraph-properties fo:margin-top="0.1665in" fo:margin-bottom="0.0417in" fo:line-height="0.1528in" fo:text-align="justify" style:justify-single-word="false" fo:keep-with-next="always"/>
      <style:text-properties style:font-name="Times New Roman" fo:font-size="11pt" fo:font-style="italic" fo:font-weight="bold" style:font-size-asian="11pt" style:font-style-asian="italic" style:font-weight-asian="bold"/>
    </style:style>
    <style:style style:name="Heading_20_5" style:display-name="Heading 5" style:family="paragraph" style:parent-style-name="Standard" style:next-style-name="Text_20_body" style:default-outline-level="5" style:class="text">
      <style:paragraph-properties fo:margin-top="0.1665in" fo:margin-bottom="0.0417in" fo:line-height="0.1528in" fo:text-align="justify" style:justify-single-word="false"/>
      <style:text-properties style:font-name="Arial1" fo:font-size="11pt" style:font-size-asian="11pt"/>
    </style:style>
    <style:style style:name="Heading_20_6" style:display-name="Heading 6" style:family="paragraph" style:parent-style-name="Standard" style:next-style-name="Text_20_body" style:default-outline-level="6" style:class="text">
      <style:paragraph-properties fo:margin-top="0.1665in" fo:margin-bottom="0.0417in" fo:line-height="0.1528in" fo:text-align="justify" style:justify-single-word="false"/>
      <style:text-properties style:font-name="Arial1" fo:font-size="11pt" fo:font-style="italic" style:font-size-asian="11pt" style:font-style-asian="italic"/>
    </style:style>
    <style:style style:name="Heading_20_7" style:display-name="Heading 7" style:family="paragraph" style:parent-style-name="Standard" style:next-style-name="Text_20_body" style:default-outline-level="7" style:class="text">
      <style:paragraph-properties fo:margin-top="0.1665in" fo:margin-bottom="0.0417in" fo:line-height="0.1528in" fo:text-align="justify" style:justify-single-word="false"/>
      <style:text-properties style:font-name="Arial1" fo:font-size="10pt" style:font-size-asian="10pt"/>
    </style:style>
    <style:style style:name="Heading_20_8" style:display-name="Heading 8" style:family="paragraph" style:parent-style-name="Standard" style:next-style-name="Text_20_body" style:default-outline-level="8" style:class="text">
      <style:paragraph-properties fo:margin-top="0.1665in" fo:margin-bottom="0.0417in" fo:line-height="0.1528in" fo:text-align="justify" style:justify-single-word="false"/>
      <style:text-properties style:font-name="Arial1" fo:font-size="10pt" fo:font-style="italic" style:font-size-asian="10pt" style:font-style-asian="italic"/>
    </style:style>
    <style:style style:name="Heading_20_9" style:display-name="Heading 9" style:family="paragraph" style:parent-style-name="Standard" style:next-style-name="Text_20_body" style:default-outline-level="9" style:class="text">
      <style:paragraph-properties fo:margin-top="0.1665in" fo:margin-bottom="0.0417in" fo:line-height="0.1528in" fo:text-align="justify" style:justify-single-word="false"/>
      <style:text-properties style:font-name="Arial1" fo:font-size="9pt" fo:font-style="italic" style:font-size-asian="9pt" style:font-style-asian="italic"/>
    </style:style>
    <style:style style:name="Footer" style:family="paragraph" style:parent-style-name="Standard" style:default-outline-level="" style:class="extra">
      <style:paragraph-properties text:number-lines="false" text:line-number="0">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style style:name="Header" style:family="paragraph" style:parent-style-name="Standard" style:default-outline-level="" style:class="extra">
      <style:paragraph-properties text:number-lines="false" text:line-number="0">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style style:name="Contents_20_1" style:display-name="Contents 1" style:family="paragraph" style:parent-style-name="Standard" style:default-outline-level="" style:class="index">
      <style:paragraph-properties fo:margin-left="0.25in" fo:margin-right="0in" fo:margin-top="0.0417in" fo:margin-bottom="0in" fo:line-height="0.1528in" fo:text-align="justify" style:justify-single-word="false" fo:text-indent="-0.25in" style:auto-text-indent="false">
        <style:tab-stops>
          <style:tab-stop style:position="0.25in"/>
          <style:tab-stop style:position="6.5in" style:type="right" style:leader-style="dotted" style:leader-text="."/>
        </style:tab-stops>
      </style:paragraph-properties>
      <style:text-properties fo:font-weight="bold" style:font-weight-asian="bold"/>
    </style:style>
    <style:style style:name="Contents_20_2" style:display-name="Contents 2" style:family="paragraph" style:parent-style-name="Standard" style:default-outline-level="" style:class="index">
      <style:paragraph-properties fo:margin-left="0.1874in" fo:margin-right="0in" fo:line-height="0.1528in" fo:text-align="justify" style:justify-single-word="false" fo:text-indent="0in" style:auto-text-indent="false">
        <style:tab-stops>
          <style:tab-stop style:position="6.5in" style:type="right" style:leader-style="dotted" style:leader-text="."/>
        </style:tab-stops>
      </style:paragraph-properties>
      <style:text-properties fo:font-size="11pt" style:font-size-asian="11pt"/>
    </style:style>
    <style:style style:name="level_20_4" style:display-name="level 4" style:family="paragraph" style:parent-style-name="Standard"/>
    <style:style style:name="level_20_5" style:display-name="level 5" style:family="paragraph" style:parent-style-name="Standard"/>
    <style:style style:name="Title" style:family="paragraph" style:parent-style-name="Standard" style:next-style-name="Subtitle" style:default-outline-level="" style:class="chapter">
      <style:paragraph-properties fo:margin-top="0.1665in" fo:margin-bottom="0.5in" fo:line-height="100%" fo:text-align="end" style:justify-single-word="false"/>
      <style:text-properties style:font-name="Arial1" fo:font-size="32pt" fo:font-weight="bold" style:letter-kerning="true" style:font-size-asian="32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OCEntry" style:family="paragraph" style:parent-style-name="Standard"/>
    <style:style style:name="Contents_20_3" style:display-name="Contents 3" style:family="paragraph" style:parent-style-name="Standard" style:default-outline-level="" style:class="index">
      <style:paragraph-properties fo:margin-left="0.3335in" fo:margin-right="0in" fo:text-indent="0in" style:auto-text-indent="false">
        <style:tab-stops>
          <style:tab-stop style:position="0.8335in"/>
          <style:tab-stop style:position="6.5in" style:type="right" style:leader-style="dotted" style:leader-text="."/>
        </style:tab-stops>
      </style:paragraph-properties>
      <style:text-properties fo:font-size="11pt" style:font-size-asian="11pt"/>
    </style:style>
    <style:style style:name="Contents_20_4" style:display-name="Contents 4" style:family="paragraph" style:parent-style-name="Standard" style:default-outline-level="" style:class="index">
      <style:paragraph-properties fo:margin-left="0.5in" fo:margin-right="0in" fo:text-indent="0in" style:auto-text-indent="false">
        <style:tab-stops>
          <style:tab-stop style:position="6.5in" style:type="right" style:leader-style="dotted" style:leader-text="."/>
        </style:tab-stops>
      </style:paragraph-properties>
    </style:style>
    <style:style style:name="Contents_20_5" style:display-name="Contents 5" style:family="paragraph" style:parent-style-name="Standard" style:default-outline-level="" style:class="index">
      <style:paragraph-properties fo:margin-left="0.6665in" fo:margin-right="0in" fo:text-indent="0in" style:auto-text-indent="false">
        <style:tab-stops>
          <style:tab-stop style:position="6.5in" style:type="right" style:leader-style="dotted" style:leader-text="."/>
        </style:tab-stops>
      </style:paragraph-properties>
    </style:style>
    <style:style style:name="Contents_20_6" style:display-name="Contents 6" style:family="paragraph" style:parent-style-name="Standard" style:default-outline-level="" style:class="index">
      <style:paragraph-properties fo:margin-left="0.8335in" fo:margin-right="0in" fo:text-indent="0in" style:auto-text-indent="false">
        <style:tab-stops>
          <style:tab-stop style:position="6.5in" style:type="right" style:leader-style="dotted" style:leader-text="."/>
        </style:tab-stops>
      </style:paragraph-properties>
    </style:style>
    <style:style style:name="Contents_20_7" style:display-name="Contents 7" style:family="paragraph" style:parent-style-name="Standard" style:default-outline-level="" style:class="index">
      <style:paragraph-properties fo:margin-left="1in" fo:margin-right="0in" fo:text-indent="0in" style:auto-text-indent="false">
        <style:tab-stops>
          <style:tab-stop style:position="6.5in" style:type="right" style:leader-style="dotted" style:leader-text="."/>
        </style:tab-stops>
      </style:paragraph-properties>
    </style:style>
    <style:style style:name="Contents_20_8" style:display-name="Contents 8" style:family="paragraph" style:parent-style-name="Standard" style:default-outline-level="" style:class="index">
      <style:paragraph-properties fo:margin-left="1.1665in" fo:margin-right="0in" fo:text-indent="0in" style:auto-text-indent="false">
        <style:tab-stops>
          <style:tab-stop style:position="6.5in" style:type="right" style:leader-style="dotted" style:leader-text="."/>
        </style:tab-stops>
      </style:paragraph-properties>
    </style:style>
    <style:style style:name="Contents_20_9" style:display-name="Contents 9" style:family="paragraph" style:parent-style-name="Standard" style:default-outline-level="" style:class="index">
      <style:paragraph-properties fo:margin-left="1.3335in" fo:margin-right="0in" fo:text-indent="0in" style:auto-text-indent="false">
        <style:tab-stops>
          <style:tab-stop style:position="6.5in" style:type="right" style:leader-style="dotted" style:leader-text="."/>
        </style:tab-stops>
      </style:paragraph-properties>
    </style:style>
    <style:style style:name="template" style:family="paragraph" style:parent-style-name="Standard"/>
    <style:style style:name="level_20_3_20_text" style:display-name="level 3 text" style:family="paragraph" style:parent-style-name="Standard"/>
    <style:style style:name="requirement" style:family="paragraph" style:parent-style-name="level_20_4"/>
    <style:style style:name="ByLine" style:family="paragraph" style:parent-style-name="Title"/>
    <style:style style:name="ChangeHistory_20_Title" style:display-name="ChangeHistory Title" style:family="paragraph" style:parent-style-name="Standard"/>
    <style:style style:name="SuperTitle" style:family="paragraph" style:parent-style-name="Title"/>
    <style:style style:name="line" style:family="paragraph" style:parent-style-name="Title"/>
    <style:style style:name="Frame_20_contents" style:display-name="Frame contents" style:family="paragraph" style:parent-style-name="Text_20_body" style:class="extra"/>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style style:name="ListLabel_20_1" style:display-name="ListLabel 1" style:family="text">
      <style:text-properties style:font-name-complex="Courier New1"/>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suffix="."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style:tab-stops>
          <style:tab-stop style:position="3.25in" style:type="center"/>
          <style:tab-stop style:position="6.6874in" style:type="right"/>
        </style:tab-stops>
      </style:paragraph-properties>
    </style:style>
    <style:style style:name="MT1" style:family="text">
      <style:text-properties fo:font-size="12pt" style:font-size-asian="12pt"/>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413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540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3">
      <style:page-layout-properties fo:page-width="8.5in" fo:page-height="11in" style:num-format="1" style:print-orientation="portrait" fo:margin-top="0.5in" fo:margin-bottom="0.5in" fo:margin-left="0.9in" fo:margin-right="0.9in" style:writing-mode="lr-tb" style:layout-grid-color="#c0c0c0" style:layout-grid-lines="2540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Copyright © 2002 by Karl E. Wiegers. Permission is granted to use, modify, and distribute this document.</text:p>
      </style:footer>
    </style:master-page>
    <style:master-page style:name="Converted1" style:page-layout-name="Mpm2">
      <style:header>
        <text:p text:style-name="Header">Software<text:span text:style-name="MT1"> </text:span>Requirements Specification for Automatic Routine Management System<text:tab/><text:tab/>Page <text:page-number text:select-page="current">7</text:page-number></text:p>
      </style:header>
      <style:footer>
        <text:p text:style-name="Footer"/>
      </style:footer>
    </style:master-page>
    <style:master-page style:name="Converted2" style:page-layout-name="Mpm3">
      <style:header>
        <text:p text:style-name="MP2">Software<text:span text:style-name="MT1"> </text:span>Requirements Specification for Automatic Routine Management System<text:tab/><text:tab/>Page <text:page-number text:select-page="current">7</text:page-numb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Software Requirements Specification </dc:title>
    <dc:subject>SRS for ARMS</dc:subject>
    <meta:initial-creator>Vikraman Choudhury</meta:initial-creator>
    <meta:keyword>SRS</meta:keyword>
    <meta:editing-cycles>6</meta:editing-cycles>
    <meta:print-date>1601-01-01T00:00:00</meta:print-date>
    <meta:creation-date>2010-03-02T16:05:00</meta:creation-date>
    <dc:date>2010-03-03T01:28:27</dc:date>
    <meta:editing-duration>PT00H01M20S</meta:editing-duration>
    <meta:generator>OpenOffice.org/3.2$Unix OpenOffice.org_project/320m12$Build-9483</meta:generator>
    <meta:document-statistic meta:table-count="1" meta:image-count="0" meta:object-count="0" meta:page-count="7" meta:paragraph-count="118" meta:word-count="1705" meta:character-count="11692"/>
    <meta:template xlink:type="simple" xlink:actuate="onRequest" xlink:title="Normal" xlink:href=""/>
  </office:meta>
</office:document-meta>
</file>